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3a1a"/>
    </style:style>
    <style:style style:name="P2" style:family="paragraph" style:parent-style-name="Standard">
      <style:text-properties officeooo:rsid="00163a1a" officeooo:paragraph-rsid="00163a1a"/>
    </style:style>
    <style:style style:name="P3" style:family="paragraph" style:parent-style-name="Standard">
      <style:text-properties fo:font-weight="bold" officeooo:rsid="00163a1a" officeooo:paragraph-rsid="00163a1a" style:font-weight-asian="bold" style:font-weight-complex="bold"/>
    </style:style>
    <style:style style:name="P4" style:family="paragraph" style:parent-style-name="Standard">
      <style:text-properties fo:font-weight="bold" officeooo:rsid="001676af" officeooo:paragraph-rsid="001676af" style:font-weight-asian="bold" style:font-weight-complex="bold"/>
    </style:style>
    <style:style style:name="P5" style:family="paragraph" style:parent-style-name="Standard">
      <style:text-properties fo:font-weight="bold" officeooo:rsid="0017198d" officeooo:paragraph-rsid="0017198d" style:font-weight-asian="bold" style:font-weight-complex="bold"/>
    </style:style>
    <style:style style:name="P6" style:family="paragraph" style:parent-style-name="Standard">
      <style:text-properties officeooo:rsid="001676af" officeooo:paragraph-rsid="001676af"/>
    </style:style>
    <style:style style:name="P7" style:family="paragraph" style:parent-style-name="Standard">
      <style:text-properties officeooo:rsid="0017198d" officeooo:paragraph-rsid="0017198d"/>
    </style:style>
    <style:style style:name="T1" style:family="text">
      <style:text-properties officeooo:rsid="00163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/text:p>
      <text:p text:style-name="Standard">&lt;?xml version="1.0" encoding="UTF-8"?&gt;</text:p>
      <text:p text:style-name="Standard">&lt;!<text:span text:style-name="T1">DOCTYPE formas [</text:span></text:p>
      <text:p text:style-name="Standard">&lt;!<text:span text:style-name="T1">ELEMENT formas (cuadrado, triangulo, circulo, otra+)&gt;</text:span></text:p>
      <text:p text:style-name="Standard">&lt;!<text:span text:style-name="T1">ELEMENT cuadrado (#PCDATA)&gt;</text:span></text:p>
      <text:p text:style-name="Standard">&lt;!<text:span text:style-name="T1">ATTLIST cuadrado lados CDATA #REQUIRED&gt;</text:span></text:p>
      <text:p text:style-name="P1">&lt;!<text:span text:style-name="T1">ELEMENT triangulo (#PCDATA)&gt;</text:span></text:p>
      <text:p text:style-name="P1">&lt;!<text:span text:style-name="T1">ATTLIST triangulo lados CDATA #FIXED "3" sumaAngulos NMTOKEN ”180”&gt;</text:span></text:p>
      <text:p text:style-name="P1">&lt;!<text:span text:style-name="T1">ELEMENT circulo (#PCDATA)&gt;</text:span></text:p>
      <text:p text:style-name="P1">&lt;!<text:span text:style-name="T1">ELEMENT otra EMPTY&gt;</text:span></text:p>
      <text:p text:style-name="P1">&lt;!<text:span text:style-name="T1">ATTLIST otra lados NMTOKEN #REQUIRED&gt;</text:span></text:p>
      <text:p text:style-name="P2">]&gt;</text:p>
      <text:p text:style-name="P2">&lt;formas&gt;</text:p>
      <text:p text:style-name="P2">&lt;cuadrado lados="4"&gt;un cuadrado&lt;/cuadrado&gt;</text:p>
      <text:p text:style-name="P2">&lt;triangulo lados="3" sumaAngulos="180"&gt;dos triangulos&lt;/triangulo&gt;</text:p>
      <text:p text:style-name="P2">&lt;circulo&gt;tres circulos&lt;/circulo&gt;</text:p>
      <text:p text:style-name="P2">&lt;otra lados="6"/&gt;</text:p>
      <text:p text:style-name="P2">&lt;otra lados="7"/&gt;</text:p>
      <text:p text:style-name="P2">&lt;/formas&gt;</text:p>
      <text:p text:style-name="P3">2.</text:p>
      <text:p text:style-name="P2">&lt;?xml version="1.0" encoding="UTF-8"?&gt;</text:p>
      <text:p text:style-name="P2">&lt;!DOCTYPE direcciones [</text:p>
      <text:p text:style-name="P2">&lt;!ELEMENT direcciones (d:direccion, c:direccion)&gt;</text:p>
      <text:p text:style-name="P2">&lt;!ATTLIST direcciones xmlns:c CDATA #FIXED "http://correo"&gt;</text:p>
      <text:p text:style-name="P2">&lt;!ELEMENT d:direccion (#PCDATA)&gt;</text:p>
      <text:p text:style-name="P2">&lt;!ATTLIST d:direccion xmlns:d CDATA #FIXED "http://direccion"&gt;</text:p>
      <text:p text:style-name="P2">&lt;!ELEMENT c:direccion (#PCDATA)&gt;</text:p>
      <text:p text:style-name="P2">]&gt;</text:p>
      <text:p text:style-name="P2">&lt;direcciones xmlns:c="http://correo"&gt;</text:p>
      <text:p text:style-name="P2">&lt;d:direccion xmlns:d="http://direccion"&gt;Garcia Barbón&lt;/d:direccion&gt;</text:p>
      <text:p text:style-name="P2">&lt;c:direccion&gt;nrodriguezsteuerberg@danielcastalao.org&lt;/c:direccion&gt;</text:p>
      <text:p text:style-name="P2">&lt;/direcciones&gt;</text:p>
      <text:p text:style-name="P4">3.</text:p>
      <text:p text:style-name="P6">&lt;!ATTLIST sudadera color (rojo | azul | verde) #REQUIRED&gt;</text:p>
      <text:p text:style-name="P6">&lt;!ATTLIST cuadros tipo CDATA #FIXED "impresionistas"&gt; <text:s text:c="7"/></text:p>
      <text:p text:style-name="P6">&lt;!ATTLIST pedido codigo NMTOKEN #IMPLIED&gt;</text:p>
      <text:p text:style-name="P6">&lt;!ATTLIST identificacion dni ID #REQUIRED&gt;</text:p>
      <text:p text:style-name="P5">4.</text:p>
      <text:p text:style-name="P7">&lt;?xml version="1.0" encoding="UTF-8"?&gt;</text:p>
      <text:p text:style-name="P7">&lt;!DOCTYPE ejemplo [</text:p>
      <text:p text:style-name="P7">&lt;!ELEMENT ejemplo (#PCDATA)&gt;</text:p>
      <text:p text:style-name="P7">&lt;!ENTITY suma "+"&gt;</text:p>
      <text:p text:style-name="P7">]&gt;</text:p>
      <text:p text:style-name="P7">&lt;ejemplo&gt;1&amp;suma;2, <text:s/>1&amp;lt;2 &lt;/ejemplo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1:33:01.294113364</meta:creation-date>
    <dc:date>2022-11-03T12:04:33.491174065</dc:date>
    <meta:editing-duration>PT21S</meta:editing-duration>
    <meta:editing-cycles>1</meta:editing-cycles>
    <meta:document-statistic meta:table-count="0" meta:image-count="0" meta:object-count="0" meta:page-count="1" meta:paragraph-count="44" meta:word-count="140" meta:character-count="1392" meta:non-whitespace-character-count="1287"/>
    <meta:generator>LibreOffice/7.3.6.2$Linux_X86_64 LibreOffice_project/30$Build-2</meta:generator>
  </office:meta>
</office:document-meta>
</file>